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46c4" officeooo:paragraph-rsid="000a46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ck:</text:p>
      <text:p text:style-name="P1"/>
      <text:p text:style-name="P1">you can also use microphones as sonar devices, like if you send a series of tones to a hands free speaker to play and record them using a microphone in a seperate part of the room, you can probably 3d map the room, and then just take video of the room and come up with an algorithm to make a full color model of the room basedo n just that inform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3:00:36.219000000</meta:creation-date>
    <dc:date>2018-05-05T13:03:01.633000000</dc:date>
    <meta:editing-duration>PT2M25S</meta:editing-duration>
    <meta:editing-cycles>1</meta:editing-cycles>
    <meta:document-statistic meta:table-count="0" meta:image-count="0" meta:object-count="0" meta:page-count="1" meta:paragraph-count="2" meta:word-count="72" meta:character-count="358" meta:non-whitespace-character-count="287"/>
    <meta:generator>LibreOffice/6.0.3.2$Windows_X86_64 LibreOffice_project/8f48d515416608e3a835360314dac7e47fd0b821</meta:generator>
  </office:meta>
</office:document-meta>
</file>